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15cm"/>
    </style:style>
    <style:style style:name="co2" style:family="table-column">
      <style:table-column-properties fo:break-before="auto" style:column-width="3.6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35cm solid #3c3c3c" style:rotation-align="none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3c3c3c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3c3c3c" style:direction="ltr" fo:border-right="0.035cm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fo:border-bottom="0.035cm solid #3c3c3c" style:diagonal-bl-tr="none" style:diagonal-tl-br="none" style:text-align-source="fix" style:repeat-content="false" fo:wrap-option="no-wrap" fo:border-left="0.035cm solid #3c3c3c" style:direction="ltr" fo:border-right="0.035cm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T</text:p>
          </table:table-cell>
          <table:table-cell table:style-name="ce1" office:value-type="float" office:value="0.65">
            <text:p>0,65</text:p>
          </table:table-cell>
          <table:table-cell table:style-name="ce1" table:number-columns-repeated="14"/>
          <table:table-cell table:number-columns-repeated="1008"/>
        </table:table-row>
        <table:table-row table:style-name="ro1">
          <table:table-cell table:style-name="ce1" office:value-type="string">
            <text:p>Rm</text:p>
          </table:table-cell>
          <table:table-cell table:style-name="ce1" office:value-type="string">
            <text:p>n</text:p>
          </table:table-cell>
          <table:table-cell table:style-name="ce1" office:value-type="string">
            <text:p>U</text:p>
          </table:table-cell>
          <table:table-cell table:style-name="ce1" office:value-type="string">
            <text:p>lambda</text:p>
          </table:table-cell>
          <table:table-cell table:style-name="ce1" office:value-type="string">
            <text:p>lambda ср</text:p>
          </table:table-cell>
          <table:table-cell table:style-name="ce1" office:value-type="string">
            <text:p>gamma</text:p>
          </table:table-cell>
          <table:table-cell table:style-name="ce1" office:value-type="string">
            <text:p>Q</text:p>
          </table:table-cell>
          <table:table-cell table:style-name="ce1" office:value-type="string">
            <text:p>tau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2" office:value-type="float" office:value="0" table:number-columns-spanned="1" table:number-rows-spanned="4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01">
            <text:p>0,01</text:p>
          </table:table-cell>
          <table:table-cell table:style-name="ce1" office:value-type="string">
            <text:p>-</text:p>
          </table:table-cell>
          <table:table-cell table:style-name="ce2" table:formula="of:=AVERAGE([.D4:.D6])" office:value-type="float" office:value="0.0802648536217291" table:number-columns-spanned="1" table:number-rows-spanned="4">
            <text:p>0,0802648536</text:p>
          </table:table-cell>
          <table:table-cell table:style-name="ce2" table:formula="of:=[.E3]/[.$B$1]" office:value-type="float" office:value="0.123484390187275" table:number-columns-spanned="1" table:number-rows-spanned="4">
            <text:p>0,1234843902</text:p>
          </table:table-cell>
          <table:table-cell table:style-name="ce2" table:formula="of:=3.1415/[.E3]" office:value-type="float" office:value="39.1391731031519" table:number-columns-spanned="1" table:number-rows-spanned="4">
            <text:p>39,1391731032</text:p>
          </table:table-cell>
          <table:table-cell table:style-name="ce2" table:formula="of:=1/[.G3]" office:value-type="float" office:value="0.0255498499512109" table:number-columns-spanned="1" table:number-rows-spanned="4">
            <text:p>0,02554985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covered-table-cell table:style-name="ce3"/>
          <table:table-cell table:style-name="ce1" office:value-type="float" office:value="5">
            <text:p>5</text:p>
          </table:table-cell>
          <table:table-cell table:style-name="ce1" office:value-type="float" office:value="0.008">
            <text:p>0,008</text:p>
          </table:table-cell>
          <table:table-cell table:style-name="ce1" table:formula="of:=(1/([.B4]-[.B3]))*LN([.C3]/[.C4])" office:value-type="float" office:value="0.044628710262842">
            <text:p>0,0446287103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8"/>
          <table:table-cell table:number-columns-repeated="1008"/>
        </table:table-row>
        <table:table-row table:style-name="ro1">
          <table:covered-table-cell table:style-name="ce3"/>
          <table:table-cell table:style-name="ce1" office:value-type="float" office:value="10">
            <text:p>10</text:p>
          </table:table-cell>
          <table:table-cell table:style-name="ce1" office:value-type="float" office:value="0.0045">
            <text:p>0,0045</text:p>
          </table:table-cell>
          <table:table-cell table:style-name="ce1" table:formula="of:=(1/([.B5]-[.B4]))*LN([.C4]/[.C5])" office:value-type="float" office:value="0.115072828980712">
            <text:p>0,115072829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8"/>
          <table:table-cell table:number-columns-repeated="1008"/>
        </table:table-row>
        <table:table-row table:style-name="ro1">
          <table:covered-table-cell table:style-name="ce4"/>
          <table:table-cell table:style-name="ce1" office:value-type="float" office:value="15">
            <text:p>15</text:p>
          </table:table-cell>
          <table:table-cell table:style-name="ce1" office:value-type="float" office:value="0.003">
            <text:p>0,003</text:p>
          </table:table-cell>
          <table:table-cell table:style-name="ce1" table:formula="of:=(1/([.B6]-[.B5]))*LN([.C5]/[.C6])" office:value-type="float" office:value="0.0810930216216329">
            <text:p>0,0810930216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2" office:value-type="float" office:value="4" table:number-columns-spanned="1" table:number-rows-spanned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0095">
            <text:p>0,0095</text:p>
          </table:table-cell>
          <table:table-cell table:style-name="ce1" office:value-type="string">
            <text:p>-</text:p>
          </table:table-cell>
          <table:table-cell table:style-name="ce2" table:formula="of:=AVERAGE([.D8:.D10])" office:value-type="float" office:value="0.0960241054926778" table:number-columns-spanned="1" table:number-rows-spanned="4">
            <text:p>0,0960241055</text:p>
          </table:table-cell>
          <table:table-cell table:style-name="ce2" table:formula="of:=[.E7]/[.$B$1]" office:value-type="float" office:value="0.147729393065658" table:number-columns-spanned="1" table:number-rows-spanned="4">
            <text:p>0,1477293931</text:p>
          </table:table-cell>
          <table:table-cell table:style-name="ce2" table:formula="of:=3.1415/[.E7]" office:value-type="float" office:value="32.7157434467281" table:number-columns-spanned="1" table:number-rows-spanned="4">
            <text:p>32,7157434467</text:p>
          </table:table-cell>
          <table:table-cell table:style-name="ce2" table:formula="of:=1/[.G7]" office:value-type="float" office:value="0.0305663235692114" table:number-columns-spanned="1" table:number-rows-spanned="4">
            <text:p>0,0305663236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covered-table-cell table:style-name="ce3"/>
          <table:table-cell table:style-name="ce1" office:value-type="float" office:value="5">
            <text:p>5</text:p>
          </table:table-cell>
          <table:table-cell table:style-name="ce1" office:value-type="float" office:value="0.006">
            <text:p>0,006</text:p>
          </table:table-cell>
          <table:table-cell table:style-name="ce1" table:formula="of:=(1/([.B8]-[.B7]))*LN([.C7]/[.C8])" office:value-type="float" office:value="0.091906465875688">
            <text:p>0,0919064659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8"/>
          <table:table-cell table:number-columns-repeated="1008"/>
        </table:table-row>
        <table:table-row table:style-name="ro1">
          <table:covered-table-cell table:style-name="ce3"/>
          <table:table-cell table:style-name="ce1" office:value-type="float" office:value="10">
            <text:p>10</text:p>
          </table:table-cell>
          <table:table-cell table:style-name="ce1" office:value-type="float" office:value="0.004">
            <text:p>0,004</text:p>
          </table:table-cell>
          <table:table-cell table:style-name="ce1" table:formula="of:=(1/([.B9]-[.B8]))*LN([.C8]/[.C9])" office:value-type="float" office:value="0.0810930216216329">
            <text:p>0,0810930216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8"/>
          <table:table-cell table:number-columns-repeated="1008"/>
        </table:table-row>
        <table:table-row table:style-name="ro1">
          <table:covered-table-cell table:style-name="ce4"/>
          <table:table-cell table:style-name="ce1" office:value-type="float" office:value="15">
            <text:p>15</text:p>
          </table:table-cell>
          <table:table-cell table:style-name="ce1" office:value-type="float" office:value="0.00225">
            <text:p>0,00225</text:p>
          </table:table-cell>
          <table:table-cell table:style-name="ce1" table:formula="of:=(1/([.B10]-[.B9]))*LN([.C9]/[.C10])" office:value-type="float" office:value="0.115072828980712">
            <text:p>0,115072829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2" office:value-type="float" office:value="8" table:number-columns-spanned="1" table:number-rows-spanned="4">
            <text:p>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0095">
            <text:p>0,0095</text:p>
          </table:table-cell>
          <table:table-cell table:style-name="ce1" office:value-type="string">
            <text:p>-</text:p>
          </table:table-cell>
          <table:table-cell table:style-name="ce2" table:formula="of:=AVERAGE([.D12:.D14])" office:value-type="float" office:value="0.10387630786977" table:number-columns-spanned="1" table:number-rows-spanned="4">
            <text:p>0,1038763079</text:p>
          </table:table-cell>
          <table:table-cell table:style-name="ce2" table:formula="of:=[.E11]/[.$B$1]" office:value-type="float" office:value="0.159809704415031" table:number-columns-spanned="1" table:number-rows-spanned="4">
            <text:p>0,1598097044</text:p>
          </table:table-cell>
          <table:table-cell table:style-name="ce2" table:formula="of:=3.1415/[.E11]" office:value-type="float" office:value="30.2426998458446" table:number-columns-spanned="1" table:number-rows-spanned="4">
            <text:p>30,2426998458</text:p>
          </table:table-cell>
          <table:table-cell table:style-name="ce2" table:formula="of:=1/[.G11]" office:value-type="float" office:value="0.0330658309310107" table:number-columns-spanned="1" table:number-rows-spanned="4">
            <text:p>0,0330658309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covered-table-cell table:style-name="ce3"/>
          <table:table-cell table:style-name="ce1" office:value-type="float" office:value="5">
            <text:p>5</text:p>
          </table:table-cell>
          <table:table-cell table:style-name="ce1" office:value-type="float" office:value="0.00525">
            <text:p>0,00525</text:p>
          </table:table-cell>
          <table:table-cell table:style-name="ce1" table:formula="of:=(1/([.B12]-[.B11]))*LN([.C11]/[.C12])" office:value-type="float" office:value="0.118612744400593">
            <text:p>0,1186127444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8"/>
          <table:table-cell table:number-columns-repeated="1008"/>
        </table:table-row>
        <table:table-row table:style-name="ro1">
          <table:covered-table-cell table:style-name="ce3"/>
          <table:table-cell table:style-name="ce1" office:value-type="float" office:value="10">
            <text:p>10</text:p>
          </table:table-cell>
          <table:table-cell table:style-name="ce1" office:value-type="float" office:value="0.0035">
            <text:p>0,0035</text:p>
          </table:table-cell>
          <table:table-cell table:style-name="ce1" table:formula="of:=(1/([.B13]-[.B12]))*LN([.C12]/[.C13])" office:value-type="float" office:value="0.0810930216216329">
            <text:p>0,0810930216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8"/>
          <table:table-cell table:number-columns-repeated="1008"/>
        </table:table-row>
        <table:table-row table:style-name="ro1">
          <table:covered-table-cell table:style-name="ce4"/>
          <table:table-cell table:style-name="ce1" office:value-type="float" office:value="15">
            <text:p>15</text:p>
          </table:table-cell>
          <table:table-cell table:style-name="ce1" office:value-type="float" office:value="0.002">
            <text:p>0,002</text:p>
          </table:table-cell>
          <table:table-cell table:style-name="ce1" table:formula="of:=(1/([.B14]-[.B13]))*LN([.C13]/[.C14])" office:value-type="float" office:value="0.111923157587085">
            <text:p>0,1119231576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2" office:value-type="float" office:value="12" table:number-columns-spanned="1" table:number-rows-spanned="4">
            <text:p>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0095">
            <text:p>0,0095</text:p>
          </table:table-cell>
          <table:table-cell table:style-name="ce1" office:value-type="string">
            <text:p>-</text:p>
          </table:table-cell>
          <table:table-cell table:style-name="ce2" table:formula="of:=AVERAGE([.D16:.D18])" office:value-type="float" office:value="0.112778400711405" table:number-columns-spanned="1" table:number-rows-spanned="4">
            <text:p>0,1127784007</text:p>
          </table:table-cell>
          <table:table-cell table:style-name="ce2" table:formula="of:=[.E15]/[.$B$1]" office:value-type="float" office:value="0.1735052318637" table:number-columns-spanned="1" table:number-rows-spanned="4">
            <text:p>0,1735052319</text:p>
          </table:table-cell>
          <table:table-cell table:style-name="ce2" table:formula="of:=3.1415/[.E15]" office:value-type="float" office:value="27.8555111633385" table:number-columns-spanned="1" table:number-rows-spanned="4">
            <text:p>27,8555111633</text:p>
          </table:table-cell>
          <table:table-cell table:style-name="ce2" table:formula="of:=1/[.G15]" office:value-type="float" office:value="0.0358995386635062" table:number-columns-spanned="1" table:number-rows-spanned="4">
            <text:p>0,0358995387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covered-table-cell table:style-name="ce3"/>
          <table:table-cell table:style-name="ce1" office:value-type="float" office:value="5">
            <text:p>5</text:p>
          </table:table-cell>
          <table:table-cell table:style-name="ce1" office:value-type="float" office:value="0.005">
            <text:p>0,005</text:p>
          </table:table-cell>
          <table:table-cell table:style-name="ce1" table:formula="of:=(1/([.B16]-[.B15]))*LN([.C15]/[.C16])" office:value-type="float" office:value="0.128370777234479">
            <text:p>0,1283707772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8"/>
          <table:table-cell table:number-columns-repeated="1008"/>
        </table:table-row>
        <table:table-row table:style-name="ro1">
          <table:covered-table-cell table:style-name="ce3"/>
          <table:table-cell table:style-name="ce1" office:value-type="float" office:value="10">
            <text:p>10</text:p>
          </table:table-cell>
          <table:table-cell table:style-name="ce1" office:value-type="float" office:value="0.003">
            <text:p>0,003</text:p>
          </table:table-cell>
          <table:table-cell table:style-name="ce1" table:formula="of:=(1/([.B17]-[.B16]))*LN([.C16]/[.C17])" office:value-type="float" office:value="0.102165124753198">
            <text:p>0,1021651248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8"/>
          <table:table-cell table:number-columns-repeated="1008"/>
        </table:table-row>
        <table:table-row table:style-name="ro1">
          <table:covered-table-cell table:style-name="ce4"/>
          <table:table-cell table:style-name="ce1" office:value-type="float" office:value="15">
            <text:p>15</text:p>
          </table:table-cell>
          <table:table-cell table:style-name="ce1" office:value-type="float" office:value="0.00175">
            <text:p>0,00175</text:p>
          </table:table-cell>
          <table:table-cell table:style-name="ce1" table:formula="of:=(1/([.B18]-[.B17]))*LN([.C17]/[.C18])" office:value-type="float" office:value="0.107799300146537">
            <text:p>0,1077993001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2" office:value-type="float" office:value="16" table:number-columns-spanned="1" table:number-rows-spanned="4">
            <text:p>1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00925">
            <text:p>0,00925</text:p>
          </table:table-cell>
          <table:table-cell table:style-name="ce1" office:value-type="string">
            <text:p>-</text:p>
          </table:table-cell>
          <table:table-cell table:style-name="ce2" table:formula="of:=AVERAGE([.D20:.D22])" office:value-type="float" office:value="0.121277229561078" table:number-columns-spanned="1" table:number-rows-spanned="4">
            <text:p>0,1212772296</text:p>
          </table:table-cell>
          <table:table-cell table:style-name="ce2" table:formula="of:=[.E19]/[.$B$1]" office:value-type="float" office:value="0.186580353170889" table:number-columns-spanned="1" table:number-rows-spanned="4">
            <text:p>0,1865803532</text:p>
          </table:table-cell>
          <table:table-cell table:style-name="ce2" table:formula="of:=3.1415/[.E19]" office:value-type="float" office:value="25.9034611144202" table:number-columns-spanned="1" table:number-rows-spanned="4">
            <text:p>25,9034611144</text:p>
          </table:table-cell>
          <table:table-cell table:style-name="ce2" table:formula="of:=1/[.G19]" office:value-type="float" office:value="0.0386048796947566" table:number-columns-spanned="1" table:number-rows-spanned="4">
            <text:p>0,0386048797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covered-table-cell table:style-name="ce3"/>
          <table:table-cell table:style-name="ce1" office:value-type="float" office:value="5">
            <text:p>5</text:p>
          </table:table-cell>
          <table:table-cell table:style-name="ce1" office:value-type="float" office:value="0.00475">
            <text:p>0,00475</text:p>
          </table:table-cell>
          <table:table-cell table:style-name="ce1" table:formula="of:=(1/([.B20]-[.B19]))*LN([.C19]/[.C20])" office:value-type="float" office:value="0.133295786695557">
            <text:p>0,1332957867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8"/>
          <table:table-cell table:number-columns-repeated="1008"/>
        </table:table-row>
        <table:table-row table:style-name="ro1">
          <table:covered-table-cell table:style-name="ce3"/>
          <table:table-cell table:style-name="ce1" office:value-type="float" office:value="10">
            <text:p>10</text:p>
          </table:table-cell>
          <table:table-cell table:style-name="ce1" office:value-type="float" office:value="0.00275">
            <text:p>0,00275</text:p>
          </table:table-cell>
          <table:table-cell table:style-name="ce1" table:formula="of:=(1/([.B21]-[.B20]))*LN([.C20]/[.C21])" office:value-type="float" office:value="0.109308741273614">
            <text:p>0,1093087413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8"/>
          <table:table-cell table:number-columns-repeated="1008"/>
        </table:table-row>
        <table:table-row table:style-name="ro1">
          <table:covered-table-cell table:style-name="ce4"/>
          <table:table-cell table:style-name="ce1" office:value-type="float" office:value="15">
            <text:p>15</text:p>
          </table:table-cell>
          <table:table-cell table:style-name="ce1" office:value-type="float" office:value="0.0015">
            <text:p>0,0015</text:p>
          </table:table-cell>
          <table:table-cell table:style-name="ce1" table:formula="of:=(1/([.B22]-[.B21]))*LN([.C21]/[.C22])" office:value-type="float" office:value="0.121227160714063">
            <text:p>0,1212271607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1" table:number-columns-repeated="8"/>
          <table:table-cell table:number-columns-repeated="1008"/>
        </table:table-row>
        <table:table-row table:style-name="ro1">
          <table:table-cell table:style-name="ce2" office:value-type="float" office:value="20" table:number-columns-spanned="1" table:number-rows-spanned="4">
            <text:p>2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009">
            <text:p>0,009</text:p>
          </table:table-cell>
          <table:table-cell table:style-name="ce1" office:value-type="string">
            <text:p>-</text:p>
          </table:table-cell>
          <table:table-cell table:style-name="ce2" table:formula="of:=AVERAGE([.D24:.D26])" office:value-type="float" office:value="0.131605401734801" table:number-columns-spanned="1" table:number-rows-spanned="4">
            <text:p>0,1316054017</text:p>
          </table:table-cell>
          <table:table-cell table:style-name="ce2" table:formula="of:=[.E23]/[.$B$1]" office:value-type="float" office:value="0.20246984882277" table:number-columns-spanned="1" table:number-rows-spanned="4">
            <text:p>0,2024698488</text:p>
          </table:table-cell>
          <table:table-cell table:style-name="ce2" table:formula="of:=3.1415/[.E23]" office:value-type="float" office:value="23.8706007397057" table:number-columns-spanned="1" table:number-rows-spanned="4">
            <text:p>23,8706007397</text:p>
          </table:table-cell>
          <table:table-cell table:style-name="ce2" table:formula="of:=1/[.G23]" office:value-type="float" office:value="0.0418925359652397" table:number-columns-spanned="1" table:number-rows-spanned="4">
            <text:p>0,041892536</text:p>
          </table:table-cell>
          <table:table-cell table:style-name="ce1" table:number-columns-repeated="8"/>
          <table:table-cell table:number-columns-repeated="1008"/>
        </table:table-row>
        <table:table-row table:style-name="ro1">
          <table:covered-table-cell table:style-name="ce3"/>
          <table:table-cell table:style-name="ce1" office:value-type="float" office:value="5">
            <text:p>5</text:p>
          </table:table-cell>
          <table:table-cell table:style-name="ce1" office:value-type="float" office:value="0.0045">
            <text:p>0,0045</text:p>
          </table:table-cell>
          <table:table-cell table:style-name="ce1" table:formula="of:=(1/([.B24]-[.B23]))*LN([.C23]/[.C24])" office:value-type="float" office:value="0.138629436111989">
            <text:p>0,1386294361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8"/>
          <table:table-cell table:number-columns-repeated="1008"/>
        </table:table-row>
        <table:table-row table:style-name="ro1">
          <table:covered-table-cell table:style-name="ce3"/>
          <table:table-cell table:style-name="ce1" office:value-type="float" office:value="10">
            <text:p>10</text:p>
          </table:table-cell>
          <table:table-cell table:style-name="ce1" office:value-type="float" office:value="0.002">
            <text:p>0,002</text:p>
          </table:table-cell>
          <table:table-cell table:style-name="ce1" table:formula="of:=(1/([.B25]-[.B24]))*LN([.C24]/[.C25])" office:value-type="float" office:value="0.162186043243266">
            <text:p>0,1621860432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8"/>
          <table:table-cell table:number-columns-repeated="1008"/>
        </table:table-row>
        <table:table-row table:style-name="ro1">
          <table:covered-table-cell table:style-name="ce4"/>
          <table:table-cell table:style-name="ce1" office:value-type="float" office:value="15">
            <text:p>15</text:p>
          </table:table-cell>
          <table:table-cell table:style-name="ce1" office:value-type="float" office:value="0.00125">
            <text:p>0,00125</text:p>
          </table:table-cell>
          <table:table-cell table:style-name="ce1" table:formula="of:=(1/([.B26]-[.B25]))*LN([.C25]/[.C26])" office:value-type="float" office:value="0.0940007258491471">
            <text:p>0,0940007258</text:p>
          </table:table-cell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1" table:number-columns-repeated="8"/>
          <table:table-cell table:number-columns-repeated="1008"/>
        </table:table-row>
        <table:table-row table:style-name="ro1" table:number-rows-repeated="70">
          <table:table-cell table:style-name="ce1" table:number-columns-repeated="16"/>
          <table:table-cell table:number-columns-repeated="1008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2"/>
          <table:table-cell>
            <draw:frame table:end-cell-address="Лист2.I23" table:end-x="2.054cm" table:end-y="0.396cm" draw:z-index="0" draw:style-name="gr1" svg:width="15.168cm" svg:height="10.834cm" svg:x="0.129cm" svg:y="0.422cm">
              <draw:object draw:notify-on-update-of-ranges="Лист1.A3:Лист1.A23 Лист1.E3:Лист1.E23 Лист1.A3:Лист1.A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2">
          <table:table-cell office:value-type="float" office:value="-1000">
            <text:p>-1000</text:p>
          </table:table-cell>
          <table:table-cell table:number-columns-repeated="1023"/>
        </table:table-row>
        <table:table-row table:style-name="ro2">
          <table:table-cell table:style-name="ce2" office:value-type="float" office:value="0">
            <text:p>0</text:p>
          </table:table-cell>
          <table:table-cell table:number-columns-repeated="1023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1023"/>
        </table:table-row>
        <table:table-row table:style-name="ro2">
          <table:table-cell table:style-name="ce2" office:value-type="float" office:value="8">
            <text:p>8</text:p>
          </table:table-cell>
          <table:table-cell table:number-columns-repeated="1023"/>
        </table:table-row>
        <table:table-row table:style-name="ro2">
          <table:table-cell table:style-name="ce2" office:value-type="float" office:value="12">
            <text:p>12</text:p>
          </table:table-cell>
          <table:table-cell table:number-columns-repeated="1023"/>
        </table:table-row>
        <table:table-row table:style-name="ro2">
          <table:table-cell table:style-name="ce2" office:value-type="float" office:value="16">
            <text:p>16</text:p>
          </table:table-cell>
          <table:table-cell table:number-columns-repeated="1023"/>
        </table:table-row>
        <table:table-row table:style-name="ro2">
          <table:table-cell table:style-name="ce2" office:value-type="float" office:value="20">
            <text:p>20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3"/>
          <table:table-cell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3"/>
          <table:table-cell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3"/>
          <table:table-cell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3"/>
          <table:table-cell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3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06P0" style:volatile="true">
      <number:number number:decimal-places="0" number:min-integer-digits="1" number:grouping="true"/>
      <number:text>р.</number:text>
    </number:number-style>
    <number:number-style style:name="N106">
      <number:text>-</number:text>
      <number:number number:decimal-places="0" number:min-integer-digits="1" number:grouping="true"/>
      <number:text>р.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р.</number:text>
    </number:number-style>
    <number:number-style style:name="N108">
      <number:text>-</number:text>
      <number:number number:decimal-places="2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р. </number:text>
    </number:number-style>
    <number:number-style style:name="N115P1" style:volatile="true">
      <number:text>-</number:text>
      <number:number number:decimal-places="0" number:min-integer-digits="1" number:grouping="true"/>
      <number:text>р. </number:text>
    </number:number-style>
    <number:number-style style:name="N115P2" style:volatile="true">
      <number:text> -р.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р. </number:text>
    </number:number-style>
    <number:number-style style:name="N117P1" style:volatile="true">
      <number:text>-</number:text>
      <number:number number:decimal-places="2" number:min-integer-digits="1" number:grouping="true"/>
      <number:text>р. </number:text>
    </number:number-style>
    <number:number-style style:name="N117P2" style:volatile="true">
      <number:text> -</number:text>
      <number:number number:decimal-places="0" number:min-integer-digits="0"/>
      <number:text>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8">18.05.2011</text:date>, <text:time>22:55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shkal</meta:initial-creator>
    <meta:creation-date>2011-05-18T21:01:21</meta:creation-date>
    <dc:creator>jambo </dc:creator>
    <dc:date>2011-05-18T22:55:45</dc:date>
    <meta:generator>OpenOffice.org/3.2$Linux OpenOffice.org_project/320m19$Build-9505</meta:generator>
    <meta:editing-duration>PT00H54M47S</meta:editing-duration>
    <meta:editing-cycles>1</meta:editing-cycles>
    <meta:document-statistic meta:table-count="3" meta:cell-count="1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69cm" svg:height="10.835cm" xlink:href=".." chart:class="chart:scatter" chart:column-mapping="0" chart:style-name="ch1">
        <chart:plot-area chart:style-name="ch2" table:cell-range-address="Лист1.A3:Лист1.A23 Лист1.E3:Лист1.E23" chart:data-source-has-labels="column" svg:x="0.303cm" svg:y="0.216cm" svg:width="14.563cm" svg:height="10.403cm">
          <chart:axis chart:dimension="x" chart:name="primary-x" chart:style-name="ch3">
            <chart:categories table:cell-range-address="Лист1.A3:Лист1.A23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Лист1.E3:Лист1.E23" chart:class="chart:scatter">
            <chart:domain table:cell-range-address="Лист1.A3:Лист1.A23"/>
            <chart:regression-curve chart:style-name="ch6">
              <chart:equation/>
            </chart:regression-curve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 text:id="Лист1.A3:Лист1.A23">0</text:p>
              </table:table-cell>
              <table:table-cell office:value-type="float" office:value="0">
                <text:p text:id="Лист1.A3:Лист1.A23">0</text:p>
              </table:table-cell>
              <table:table-cell office:value-type="float" office:value="0.0802648536217291">
                <text:p text:id="Лист1.E3:Лист1.E23">0.0802648536217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960241054926778">
                <text:p>0.0960241054926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0387630786977">
                <text:p>0.10387630786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112778400711405">
                <text:p>0.112778400711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21277229561078">
                <text:p>0.121277229561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31605401734801">
                <text:p>0.1316054017348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